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94cm" table:align="left"/>
    </style:style>
    <style:style style:name="Table1.A" style:family="table-column">
      <style:table-column-properties style:column-width="4.729cm"/>
    </style:style>
    <style:style style:name="Table1.B" style:family="table-column">
      <style:table-column-properties style:column-width="3.66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5a58a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cellent.<text:line-break/>Now we define the <text:span text:style-name="Strong_20_Emphasis">API Endpoint Contract — Full Engineering Specification</text:span>.</text:p>
      <text:p text:style-name="Text_20_body">This is critical because:</text:p>
      <text:list text:style-name="L14">
        <text:list-item>
          <text:p text:style-name="P17">Codex will generate backend from this.</text:p>
        </text:list-item>
        <text:list-item>
          <text:p text:style-name="P17">Frontend must strictly follow this contract.</text:p>
        </text:list-item>
        <text:list-item>
          <text:p text:style-name="P17">Security must assume frontend is untrusted.</text:p>
        </text:list-item>
      </text:list>
      <text:p text:style-name="Text_20_body">This contract is designed for:</text:p>
      <text:list text:style-name="L15">
        <text:list-item>
          <text:p text:style-name="P18">Firebase + Cloud Functions (Node.js)</text:p>
        </text:list-item>
        <text:list-item>
          <text:p text:style-name="P18">REST-style endpoints</text:p>
        </text:list-item>
        <text:list-item>
          <text:p text:style-name="P18">Token-based authentication</text:p>
        </text:list-item>
        <text:list-item>
          <text:p text:style-name="P18">Institute-scoped enforcement</text:p>
        </text:list-item>
      </text:list>
      <text:p text:style-name="Horizontal_20_Line"/>
      <text:h text:style-name="Heading_20_1" text:outline-level="1">🌐 BASE ARCHITECTURE</text:h>
      <text:h text:style-name="Heading_20_3" text:outline-level="3">Base API Domain</text:h>
      <text:p text:style-name="P1"><text:span text:style-name="Source_20_Text">https://api.yourdomain.com/v1/</text:span></text:p>
      <text:p text:style-name="Text_20_body">All endpoints:</text:p>
      <text:list text:style-name="L16">
        <text:list-item>
          <text:p text:style-name="P19">Require Firebase Auth ID Token</text:p>
        </text:list-item>
        <text:list-item>
          <text:p text:style-name="P19">Token passed in Authorization header:</text:p>
        </text:list-item>
      </text:list>
      <text:p text:style-name="P1"><text:span text:style-name="Source_20_Text">Authorization: Bearer &lt;firebase_id_token&gt;</text:span></text:p>
      <text:p text:style-name="Text_20_body">Backend extracts:</text:p>
      <text:list text:style-name="L17">
        <text:list-item>
          <text:p text:style-name="P20">role</text:p>
        </text:list-item>
        <text:list-item>
          <text:p text:style-name="P20">instituteId</text:p>
        </text:list-item>
        <text:list-item>
          <text:p text:style-name="P20">licenseLayer</text:p>
        </text:list-item>
        <text:list-item>
          <text:p text:style-name="P20">uid</text:p>
        </text:list-item>
      </text:list>
      <text:p text:style-name="Horizontal_20_Line"/>
      <text:h text:style-name="Heading_20_1" text:outline-level="1">📦 STANDARD RESPONSE FORMAT</text:h>
      <text:p text:style-name="Text_20_body">All API responses must follow this schema.</text:p>
      <text:h text:style-name="Heading_20_3" text:outline-level="3">Success Response</text:h>
      <text:p text:style-name="Preformatted_20_Text"><text:span text:style-name="Source_20_Text">{</text:span></text:p>
      <text:p text:style-name="Preformatted_20_Text"><text:span text:style-name="Source_20_Text"><text:s text:c="2"/>"success": true,</text:span></text:p>
      <text:p text:style-name="Preformatted_20_Text"><text:span text:style-name="Source_20_Text"><text:s text:c="2"/>"data": { ... },</text:span></text:p>
      <text:p text:style-name="Preformatted_20_Text"><text:soft-page-break/><text:span text:style-name="Source_20_Text"><text:s text:c="2"/>"meta": {</text:span></text:p>
      <text:p text:style-name="Preformatted_20_Text"><text:span text:style-name="Source_20_Text"><text:s text:c="4"/>"timestamp": "ISO_DATE",</text:span></text:p>
      <text:p text:style-name="Preformatted_20_Text"><text:span text:style-name="Source_20_Text"><text:s text:c="4"/>"requestId": "uuid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Error Response</text:h>
      <text:p text:style-name="Preformatted_20_Text"><text:span text:style-name="Source_20_Text">{</text:span></text:p>
      <text:p text:style-name="Preformatted_20_Text"><text:span text:style-name="Source_20_Text"><text:s text:c="2"/>"success": false,</text:span></text:p>
      <text:p text:style-name="Preformatted_20_Text"><text:span text:style-name="Source_20_Text"><text:s text:c="2"/>"error": {</text:span></text:p>
      <text:p text:style-name="Preformatted_20_Text"><text:span text:style-name="Source_20_Text"><text:s text:c="4"/>"code": "ERROR_CODE",</text:span></text:p>
      <text:p text:style-name="Preformatted_20_Text"><text:span text:style-name="Source_20_Text"><text:s text:c="4"/>"message": "Human readable message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meta": {</text:span></text:p>
      <text:p text:style-name="Preformatted_20_Text"><text:span text:style-name="Source_20_Text"><text:s text:c="4"/>"timestamp": "ISO_DATE",</text:span></text:p>
      <text:p text:style-name="Preformatted_20_Text"><text:span text:style-name="Source_20_Text"><text:s text:c="4"/>"requestId": "uuid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1" text:outline-level="1">❗ STANDARD ERROR COD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d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UNAUTHORIZED</text:p>
          </table:table-cell>
          <table:table-cell table:style-name="Table1.A1" office:value-type="string">
            <text:p text:style-name="Table_20_Contents">No valid token</text:p>
          </table:table-cell>
        </table:table-row>
        <table:table-row>
          <table:table-cell table:style-name="Table1.A1" office:value-type="string">
            <text:p text:style-name="Table_20_Contents">FORBIDDEN</text:p>
          </table:table-cell>
          <table:table-cell table:style-name="Table1.A1" office:value-type="string">
            <text:p text:style-name="Table_20_Contents">Role not allowed</text:p>
          </table:table-cell>
        </table:table-row>
        <table:table-row>
          <table:table-cell table:style-name="Table1.A1" office:value-type="string">
            <text:p text:style-name="Table_20_Contents">TENANT_MISMATCH</text:p>
          </table:table-cell>
          <table:table-cell table:style-name="Table1.A1" office:value-type="string">
            <text:p text:style-name="Table_20_Contents">Wrong institute</text:p>
          </table:table-cell>
        </table:table-row>
        <table:table-row>
          <table:table-cell table:style-name="Table1.A1" office:value-type="string">
            <text:p text:style-name="Table_20_Contents">LICENSE_RESTRICTED</text:p>
          </table:table-cell>
          <table:table-cell table:style-name="Table1.A1" office:value-type="string">
            <text:p text:style-name="Table_20_Contents">License insufficient</text:p>
          </table:table-cell>
        </table:table-row>
        <table:table-row>
          <table:table-cell table:style-name="Table1.A1" office:value-type="string">
            <text:p text:style-name="Table_20_Contents">VALIDATION_ERROR</text:p>
          </table:table-cell>
          <table:table-cell table:style-name="Table1.A1" office:value-type="string">
            <text:p text:style-name="Table_20_Contents">Request invalid</text:p>
          </table:table-cell>
        </table:table-row>
        <table:table-row>
          <table:table-cell table:style-name="Table1.A1" office:value-type="string">
            <text:p text:style-name="Table_20_Contents">NOT_FOUND</text:p>
          </table:table-cell>
          <table:table-cell table:style-name="Table1.A1" office:value-type="string">
            <text:p text:style-name="Table_20_Contents">Resource missing</text:p>
          </table:table-cell>
        </table:table-row>
        <table:table-row>
          <table:table-cell table:style-name="Table1.A1" office:value-type="string">
            <text:p text:style-name="Table_20_Contents">SESSION_LOCKED</text:p>
          </table:table-cell>
          <table:table-cell table:style-name="Table1.A1" office:value-type="string">
            <text:p text:style-name="Table_20_Contents">Session immutable</text:p>
          </table:table-cell>
        </table:table-row>
        <table:table-row>
          <table:table-cell table:style-name="Table1.A1" office:value-type="string">
            <text:p text:style-name="Table_20_Contents">WINDOW_CLOSED</text:p>
          </table:table-cell>
          <table:table-cell table:style-name="Table1.A1" office:value-type="string">
            <text:p text:style-name="Table_20_Contents">Assignment expired</text:p>
          </table:table-cell>
        </table:table-row>
        <table:table-row>
          <table:table-cell table:style-name="Table1.A1" office:value-type="string">
            <text:p text:style-name="Table_20_Contents">INTERNAL_ERROR</text:p>
          </table:table-cell>
          <table:table-cell table:style-name="Table1.A1" office:value-type="string">
            <text:p text:style-name="Table_20_Contents">Server error</text:p>
          </table:table-cell>
        </table:table-row>
      </table:table>
      <text:p text:style-name="Horizontal_20_Line"/>
      <text:h text:style-name="Heading_20_1" text:outline-level="1">🏢 ADMIN ENDPOINTS</text:h>
      <text:p text:style-name="Horizontal_20_Line"/>
      <text:h text:style-name="Heading_20_2" text:outline-level="2">1️⃣ Create Test Template</text:h>
      <text:p text:style-name="P1"><text:span text:style-name="Source_20_Text">POST /admin/tests</text:span></text:p>
      <text:h text:style-name="Heading_20_3" text:outline-level="3">Request</text:h>
      <text:p text:style-name="Preformatted_20_Text"><text:span text:style-name="Source_20_Text">{</text:span></text:p>
      <text:p text:style-name="Preformatted_20_Text"><text:span text:style-name="Source_20_Text"><text:s text:c="2"/>"name": "Mock Test 1",</text:span></text:p>
      <text:p text:style-name="Preformatted_20_Text"><text:span text:style-name="Source_20_Text"><text:s text:c="2"/>"examType": "JEE Main",</text:span></text:p>
      <text:p text:style-name="Preformatted_20_Text"><text:span text:style-name="Source_20_Text"><text:s text:c="2"/>"academicYear": "2025-26",</text:span></text:p>
      <text:p text:style-name="Preformatted_20_Text"><text:soft-page-break/><text:span text:style-name="Source_20_Text"><text:s text:c="2"/>"questionIds": ["q1", "q2", "q3"],</text:span></text:p>
      <text:p text:style-name="Preformatted_20_Text"><text:span text:style-name="Source_20_Text"><text:s text:c="2"/>"durationMinutes": 180,</text:span></text:p>
      <text:p text:style-name="Preformatted_20_Text"><text:span text:style-name="Source_20_Text"><text:s text:c="2"/>"allowedModes": ["Operational", "Diagnostic", "Controlled"]</text:span></text:p>
      <text:p text:style-name="P1"><text:span text:style-name="Source_20_Text">}</text:span></text:p>
      <text:h text:style-name="Heading_20_3" text:outline-level="3">Validation</text:h>
      <text:list text:style-name="L18">
        <text:list-item>
          <text:p text:style-name="P21">Role: admin or teacher</text:p>
        </text:list-item>
        <text:list-item>
          <text:p text:style-name="P21">License check for Controlled mode</text:p>
        </text:list-item>
        <text:list-item>
          <text:p text:style-name="P21">Questions must belong to same institute</text:p>
        </text:list-item>
        <text:list-item>
          <text:p text:style-name="P21">Question count &gt; 0</text:p>
        </text:list-item>
      </text:list>
      <text:p text:style-name="Horizontal_20_Line"/>
      <text:h text:style-name="Heading_20_2" text:outline-level="2">2️⃣ Create Assignment (Run)</text:h>
      <text:p text:style-name="P1"><text:span text:style-name="Source_20_Text">POST /admin/runs</text:span></text:p>
      <text:h text:style-name="Heading_20_3" text:outline-level="3">Request</text:h>
      <text:p text:style-name="Preformatted_20_Text"><text:span text:style-name="Source_20_Text">{</text:span></text:p>
      <text:p text:style-name="Preformatted_20_Text"><text:span text:style-name="Source_20_Text"><text:s text:c="2"/>"testId": "test123",</text:span></text:p>
      <text:p text:style-name="Preformatted_20_Text"><text:span text:style-name="Source_20_Text"><text:s text:c="2"/>"mode": "Controlled",</text:span></text:p>
      <text:p text:style-name="Preformatted_20_Text"><text:span text:style-name="Source_20_Text"><text:s text:c="2"/>"startWindow": "ISO_DATE",</text:span></text:p>
      <text:p text:style-name="Preformatted_20_Text"><text:span text:style-name="Source_20_Text"><text:s text:c="2"/>"endWindow": "ISO_DATE",</text:span></text:p>
      <text:p text:style-name="Preformatted_20_Text"><text:span text:style-name="Source_20_Text"><text:s text:c="2"/>"recipientStudentIds": ["s1", "s2"]</text:span></text:p>
      <text:p text:style-name="P1"><text:span text:style-name="Source_20_Text">}</text:span></text:p>
      <text:h text:style-name="Heading_20_3" text:outline-level="3">Validation</text:h>
      <text:list text:style-name="L19">
        <text:list-item>
          <text:p text:style-name="P22">Role: admin or teacher</text:p>
        </text:list-item>
        <text:list-item>
          <text:p text:style-name="P22">License check for mode</text:p>
        </text:list-item>
        <text:list-item>
          <text:p text:style-name="P22">Window &gt; current time</text:p>
        </text:list-item>
        <text:list-item>
          <text:p text:style-name="P22">Students belong to institute</text:p>
        </text:list-item>
      </text:list>
      <text:p text:style-name="Horizontal_20_Line"/>
      <text:h text:style-name="Heading_20_2" text:outline-level="2">3️⃣ Bulk Upload Students</text:h>
      <text:p text:style-name="P1"><text:span text:style-name="Source_20_Text">POST /admin/students/bulk</text:span></text:p>
      <text:h text:style-name="Heading_20_3" text:outline-level="3">Request</text:h>
      <text:p text:style-name="Preformatted_20_Text"><text:span text:style-name="Source_20_Text">{</text:span></text:p>
      <text:p text:style-name="Preformatted_20_Text"><text:span text:style-name="Source_20_Text"><text:s text:c="2"/>"student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studentId": "S101",</text:span></text:p>
      <text:p text:style-name="Preformatted_20_Text"><text:span text:style-name="Source_20_Text"><text:s text:c="6"/>"name": "John",</text:span></text:p>
      <text:p text:style-name="Preformatted_20_Text"><text:span text:style-name="Source_20_Text"><text:s text:c="6"/>"email": "john@example.com",</text:span></text:p>
      <text:p text:style-name="Preformatted_20_Text"><text:span text:style-name="Source_20_Text"><text:s text:c="6"/>"batch": "A1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oft-page-break/><text:span text:style-name="Source_20_Text"><text:s text:c="2"/>"deactivateMissing": true</text:span></text:p>
      <text:p text:style-name="P1"><text:span text:style-name="Source_20_Text">}</text:span></text:p>
      <text:h text:style-name="Heading_20_3" text:outline-level="3">Validation</text:h>
      <text:list text:style-name="L20">
        <text:list-item>
          <text:p text:style-name="P23">Admin only</text:p>
        </text:list-item>
        <text:list-item>
          <text:p text:style-name="P23">Duplicate check</text:p>
        </text:list-item>
        <text:list-item>
          <text:p text:style-name="P23">Email format validation</text:p>
        </text:list-item>
      </text:list>
      <text:p text:style-name="Horizontal_20_Line"/>
      <text:h text:style-name="Heading_20_2" text:outline-level="2">4️⃣ Archive Academic Year</text:h>
      <text:p text:style-name="P1"><text:span text:style-name="Source_20_Text">POST /admin/academicYear/archive</text:span></text:p>
      <text:p text:style-name="Text_20_body">Validation:</text:p>
      <text:list text:style-name="L21">
        <text:list-item>
          <text:p text:style-name="P24">Admin only</text:p>
        </text:list-item>
        <text:list-item>
          <text:p text:style-name="P24">Double confirmation flag required</text:p>
        </text:list-item>
        <text:list-item>
          <text:p text:style-name="P24">Must generate governance snapshot</text:p>
        </text:list-item>
      </text:list>
      <text:p text:style-name="Horizontal_20_Line"/>
      <text:h text:style-name="Heading_20_1" text:outline-level="1">🎓 STUDENT ENDPOINTS</text:h>
      <text:p text:style-name="Horizontal_20_Line"/>
      <text:h text:style-name="Heading_20_2" text:outline-level="2">1️⃣ Get Dashboard Summary</text:h>
      <text:p text:style-name="P1"><text:span text:style-name="Source_20_Text">GET /student/dashboard</text:span></text:p>
      <text:p text:style-name="Text_20_body">Returns:</text:p>
      <text:p text:style-name="Preformatted_20_Text"><text:span text:style-name="Source_20_Text">{</text:span></text:p>
      <text:p text:style-name="Preformatted_20_Text"><text:span text:style-name="Source_20_Text"><text:s text:c="2"/>"avgRawScorePercent": 72,</text:span></text:p>
      <text:p text:style-name="Preformatted_20_Text"><text:span text:style-name="Source_20_Text"><text:s text:c="2"/>"avgAccuracyPercent": 81,</text:span></text:p>
      <text:p text:style-name="Preformatted_20_Text"><text:span text:style-name="Source_20_Text"><text:s text:c="2"/>"riskState": "Stable",</text:span></text:p>
      <text:p text:style-name="Preformatted_20_Text"><text:span text:style-name="Source_20_Text"><text:s text:c="2"/>"disciplineIndex": 78,</text:span></text:p>
      <text:p text:style-name="Preformatted_20_Text"><text:span text:style-name="Source_20_Text"><text:s text:c="2"/>"upcomingTests": [...]</text:span></text:p>
      <text:p text:style-name="P1"><text:span text:style-name="Source_20_Text">}</text:span></text:p>
      <text:p text:style-name="Text_20_body">Validation:</text:p>
      <text:list text:style-name="L22">
        <text:list-item>
          <text:p text:style-name="P25">Role: student</text:p>
        </text:list-item>
        <text:list-item>
          <text:p text:style-name="P25">Must match institute</text:p>
        </text:list-item>
      </text:list>
      <text:p text:style-name="Horizontal_20_Line"/>
      <text:h text:style-name="Heading_20_2" text:outline-level="2">2️⃣ Get My Tests</text:h>
      <text:p text:style-name="P1"><text:span text:style-name="Source_20_Text">GET /student/tests?status=completed</text:span></text:p>
      <text:p text:style-name="Text_20_body"><text:soft-page-break/>Returns:</text:p>
      <text:list text:style-name="L23">
        <text:list-item>
          <text:p text:style-name="P26">testId</text:p>
        </text:list-item>
        <text:list-item>
          <text:p text:style-name="P26">rawScorePercent</text:p>
        </text:list-item>
        <text:list-item>
          <text:p text:style-name="P26">accuracyPercent</text:p>
        </text:list-item>
        <text:list-item>
          <text:p text:style-name="P26">solutionDownloadUrl (if allowed)</text:p>
        </text:list-item>
      </text:list>
      <text:p text:style-name="Horizontal_20_Line"/>
      <text:h text:style-name="Heading_20_2" text:outline-level="2">3️⃣ Get Student Performance</text:h>
      <text:p text:style-name="P1"><text:span text:style-name="Source_20_Text">GET /student/performance?lastN=10</text:span></text:p>
      <text:p text:style-name="Text_20_body">Returns:</text:p>
      <text:list text:style-name="L24">
        <text:list-item>
          <text:p text:style-name="P27">Trend arrays</text:p>
        </text:list-item>
        <text:list-item>
          <text:p text:style-name="P27">Phase adherence</text:p>
        </text:list-item>
        <text:list-item>
          <text:p text:style-name="P27">Guess rate</text:p>
        </text:list-item>
        <text:list-item>
          <text:p text:style-name="P27">Risk timeline</text:p>
        </text:list-item>
      </text:list>
      <text:p text:style-name="Horizontal_20_Line"/>
      <text:h text:style-name="Heading_20_1" text:outline-level="1">🧪 EXAM ENDPOINTS</text:h>
      <text:p text:style-name="Horizontal_20_Line"/>
      <text:h text:style-name="Heading_20_2" text:outline-level="2">1️⃣ Start Session</text:h>
      <text:p text:style-name="P1"><text:span text:style-name="Source_20_Text">POST /exam/start</text:span></text:p>
      <text:h text:style-name="Heading_20_3" text:outline-level="3">Request</text:h>
      <text:p text:style-name="Preformatted_20_Text"><text:span text:style-name="Source_20_Text">{</text:span></text:p>
      <text:p text:style-name="Preformatted_20_Text"><text:span text:style-name="Source_20_Text"><text:s text:c="2"/>"runId": "run123"</text:span></text:p>
      <text:p text:style-name="P1"><text:span text:style-name="Source_20_Text">}</text:span></text:p>
      <text:h text:style-name="Heading_20_3" text:outline-level="3">Response</text:h>
      <text:p text:style-name="Preformatted_20_Text"><text:span text:style-name="Source_20_Text">{</text:span></text:p>
      <text:p text:style-name="Preformatted_20_Text"><text:span text:style-name="Source_20_Text"><text:s text:c="2"/>"sessionId": "sess456",</text:span></text:p>
      <text:p text:style-name="Preformatted_20_Text"><text:span text:style-name="Source_20_Text"><text:s text:c="2"/>"signedToken": "JWT_TOKEN"</text:span></text:p>
      <text:p text:style-name="P1"><text:span text:style-name="Source_20_Text">}</text:span></text:p>
      <text:p text:style-name="Text_20_body">Validation:</text:p>
      <text:list text:style-name="L25">
        <text:list-item>
          <text:p text:style-name="P28">Student only</text:p>
        </text:list-item>
        <text:list-item>
          <text:p text:style-name="P28">Run active</text:p>
        </text:list-item>
        <text:list-item>
          <text:p text:style-name="P28">Window valid</text:p>
        </text:list-item>
        <text:list-item>
          <text:p text:style-name="P28"><text:soft-page-break/>No active session</text:p>
        </text:list-item>
      </text:list>
      <text:p text:style-name="Horizontal_20_Line"/>
      <text:h text:style-name="Heading_20_2" text:outline-level="2">2️⃣ Submit Answer Batch</text:h>
      <text:p text:style-name="P1"><text:span text:style-name="Source_20_Text">POST /exam/session/{sessionId}/answers</text:span></text:p>
      <text:h text:style-name="Heading_20_3" text:outline-level="3">Request</text:h>
      <text:p text:style-name="Preformatted_20_Text"><text:span text:style-name="Source_20_Text">{</text:span></text:p>
      <text:p text:style-name="Preformatted_20_Text"><text:span text:style-name="Source_20_Text"><text:s text:c="2"/>"answer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questionId": "q1",</text:span></text:p>
      <text:p text:style-name="Preformatted_20_Text"><text:span text:style-name="Source_20_Text"><text:s text:c="6"/>"selectedOption": "A",</text:span></text:p>
      <text:p text:style-name="Preformatted_20_Text"><text:span text:style-name="Source_20_Text"><text:s text:c="6"/>"timeSpent": 45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Text_20_body">Validation:</text:p>
      <text:list text:style-name="L26">
        <text:list-item>
          <text:p text:style-name="P29">Session belongs to student</text:p>
        </text:list-item>
        <text:list-item>
          <text:p text:style-name="P29">Session not submitted</text:p>
        </text:list-item>
        <text:list-item>
          <text:p text:style-name="P29">timeSpent &gt;= 0</text:p>
        </text:list-item>
        <text:list-item>
          <text:p text:style-name="P29">Hard mode rules enforced</text:p>
        </text:list-item>
      </text:list>
      <text:p text:style-name="Horizontal_20_Line"/>
      <text:h text:style-name="Heading_20_2" text:outline-level="2">3️⃣ Submit Session</text:h>
      <text:p text:style-name="P1"><text:span text:style-name="Source_20_Text">POST /exam/session/{sessionId}/submit</text:span></text:p>
      <text:p text:style-name="Text_20_body">Response:</text:p>
      <text:p text:style-name="Preformatted_20_Text"><text:span text:style-name="Source_20_Text">{</text:span></text:p>
      <text:p text:style-name="Preformatted_20_Text"><text:span text:style-name="Source_20_Text"><text:s text:c="2"/>"rawScorePercent": 74,</text:span></text:p>
      <text:p text:style-name="Preformatted_20_Text"><text:span text:style-name="Source_20_Text"><text:s text:c="2"/>"accuracyPercent": 82,</text:span></text:p>
      <text:p text:style-name="Preformatted_20_Text"><text:span text:style-name="Source_20_Text"><text:s text:c="2"/>"riskState": "Drift-Prone"</text:span></text:p>
      <text:p text:style-name="P1"><text:span text:style-name="Source_20_Text">}</text:span></text:p>
      <text:p text:style-name="Text_20_body">Backend must:</text:p>
      <text:list text:style-name="L27">
        <text:list-item>
          <text:p text:style-name="P30">Lock session</text:p>
        </text:list-item>
        <text:list-item>
          <text:p text:style-name="P30">Compute analytics</text:p>
        </text:list-item>
        <text:list-item>
          <text:p text:style-name="P30">Trigger pattern engine</text:p>
        </text:list-item>
        <text:list-item>
          <text:p text:style-name="P30">Update runAnalytics</text:p>
        </text:list-item>
        <text:list-item>
          <text:p text:style-name="P30">Update studentYearMetrics</text:p>
        </text:list-item>
      </text:list>
      <text:p text:style-name="Horizontal_20_Line"/>
      <text:h text:style-name="Heading_20_1" text:outline-level="1"><text:soft-page-break/>🏛 VENDOR ENDPOINTS</text:h>
      <text:p text:style-name="Horizontal_20_Line"/>
      <text:h text:style-name="Heading_20_2" text:outline-level="2">1️⃣ Update License</text:h>
      <text:p text:style-name="P1"><text:span text:style-name="Source_20_Text">POST /vendor/license/update</text:span></text:p>
      <text:p text:style-name="Text_20_body">Request:</text:p>
      <text:p text:style-name="Preformatted_20_Text"><text:span text:style-name="Source_20_Text">{</text:span></text:p>
      <text:p text:style-name="Preformatted_20_Text"><text:span text:style-name="Source_20_Text"><text:s text:c="2"/>"instituteId": "abc123",</text:span></text:p>
      <text:p text:style-name="Preformatted_20_Text"><text:span text:style-name="Source_20_Text"><text:s text:c="2"/>"newLayer": "L2",</text:span></text:p>
      <text:p text:style-name="Preformatted_20_Text"><text:span text:style-name="Source_20_Text"><text:s text:c="2"/>"billingPlan": "Controlled"</text:span></text:p>
      <text:p text:style-name="P1"><text:span text:style-name="Source_20_Text">}</text:span></text:p>
      <text:p text:style-name="Text_20_body">Vendor only.</text:p>
      <text:p text:style-name="Horizontal_20_Line"/>
      <text:h text:style-name="Heading_20_2" text:outline-level="2">2️⃣ Push Calibration</text:h>
      <text:p text:style-name="P1"><text:span text:style-name="Source_20_Text">POST /vendor/calibration/push</text:span></text:p>
      <text:p text:style-name="Text_20_body">Request:</text:p>
      <text:p text:style-name="Preformatted_20_Text"><text:span text:style-name="Source_20_Text">{</text:span></text:p>
      <text:p text:style-name="Preformatted_20_Text"><text:span text:style-name="Source_20_Text"><text:s text:c="2"/>"versionId": "v5",</text:span></text:p>
      <text:p text:style-name="Preformatted_20_Text"><text:span text:style-name="Source_20_Text"><text:s text:c="2"/>"targetInstitutes": ["abc123", "xyz456"]</text:span></text:p>
      <text:p text:style-name="P1"><text:span text:style-name="Source_20_Text">}</text:span></text:p>
      <text:p text:style-name="Text_20_body">Must create new calibrationVersion entry.</text:p>
      <text:p text:style-name="Horizontal_20_Line"/>
      <text:h text:style-name="Heading_20_2" text:outline-level="2">3️⃣ Run Simulation</text:h>
      <text:p text:style-name="P1"><text:span text:style-name="Source_20_Text">POST /vendor/calibration/simulate</text:span></text:p>
      <text:p text:style-name="Text_20_body">Request:</text:p>
      <text:p text:style-name="Preformatted_20_Text"><text:span text:style-name="Source_20_Text">{</text:span></text:p>
      <text:p text:style-name="Preformatted_20_Text"><text:span text:style-name="Source_20_Text"><text:s text:c="2"/>"weights": { ... },</text:span></text:p>
      <text:p text:style-name="Preformatted_20_Text"><text:span text:style-name="Source_20_Text"><text:s text:c="2"/>"institutes": ["abc123"]</text:span></text:p>
      <text:p text:style-name="P1"><text:span text:style-name="Source_20_Text">}</text:span></text:p>
      <text:p text:style-name="Text_20_body">Response:</text:p>
      <text:p text:style-name="Preformatted_20_Text"><text:span text:style-name="Source_20_Text">{</text:span></text:p>
      <text:p text:style-name="Preformatted_20_Text"><text:span text:style-name="Source_20_Text"><text:s text:c="2"/>"before": {...},</text:span></text:p>
      <text:p text:style-name="Preformatted_20_Text"><text:span text:style-name="Source_20_Text"><text:s text:c="2"/>"after": {...},</text:span></text:p>
      <text:p text:style-name="Preformatted_20_Text"><text:span text:style-name="Source_20_Text"><text:s text:c="2"/>"delta": {...}</text:span></text:p>
      <text:p text:style-name="P1"><text:span text:style-name="Source_20_Text">}</text:span></text:p>
      <text:p text:style-name="Text_20_body">Uses summary docs only.</text:p>
      <text:p text:style-name="Horizontal_20_Line"/>
      <text:h text:style-name="Heading_20_1" text:outline-level="1"><text:soft-page-break/>🔍 REQUEST VALIDATION EXPECTATIONS</text:h>
      <text:p text:style-name="Text_20_body">Every endpoint must validate:</text:p>
      <text:list text:style-name="L28">
        <text:list-item>
          <text:p text:style-name="P31">Auth token exists</text:p>
        </text:list-item>
        <text:list-item>
          <text:p text:style-name="P31">Role allowed</text:p>
        </text:list-item>
        <text:list-item>
          <text:p text:style-name="P31">Institute match</text:p>
        </text:list-item>
        <text:list-item>
          <text:p text:style-name="P31">License allows feature</text:p>
        </text:list-item>
        <text:list-item>
          <text:p text:style-name="P31">Required fields present</text:p>
        </text:list-item>
        <text:list-item>
          <text:p text:style-name="P31">Data types correct</text:p>
        </text:list-item>
        <text:list-item>
          <text:p text:style-name="P31">Enum values correct</text:p>
        </text:list-item>
        <text:list-item>
          <text:p text:style-name="P31">No unknown fields allowed</text:p>
        </text:list-item>
        <text:list-item>
          <text:p text:style-name="P31">Immutable guard (if update)</text:p>
        </text:list-item>
        <text:list-item>
          <text:p text:style-name="P31">Idempotency where required</text:p>
        </text:list-item>
      </text:list>
      <text:p text:style-name="Horizontal_20_Line"/>
      <text:h text:style-name="Heading_20_1" text:outline-level="1">🔁 SESSION WRITE BATCHING CONTRACT</text:h>
      <text:p text:style-name="Text_20_body">Exam answer write:</text:p>
      <text:list text:style-name="L29">
        <text:list-item>
          <text:p text:style-name="P32">Accept batch up to 10 answers</text:p>
        </text:list-item>
        <text:list-item>
          <text:p text:style-name="P32">Server merges into answerMap</text:p>
        </text:list-item>
        <text:list-item>
          <text:p text:style-name="P32">Write frequency:</text:p>
          <text:list>
            <text:list-item>
              <text:p text:style-name="P32">Max once per 5 seconds</text:p>
            </text:list-item>
            <text:list-item>
              <text:p text:style-name="P32">Or 5 answers threshold</text:p>
            </text:list-item>
          </text:list>
        </text:list-item>
      </text:list>
      <text:p text:style-name="Horizontal_20_Line"/>
      <text:h text:style-name="Heading_20_1" text:outline-level="1">📧 EMAIL QUEUE CONTRACT</text:h>
      <text:p text:style-name="P1"><text:span text:style-name="Source_20_Text">POST /internal/email/queue</text:span></text:p>
      <text:p text:style-name="Text_20_body">Request:</text:p>
      <text:p text:style-name="Preformatted_20_Text"><text:span text:style-name="Source_20_Text">{</text:span></text:p>
      <text:p text:style-name="Preformatted_20_Text"><text:span text:style-name="Source_20_Text"><text:s text:c="2"/>"recipientEmail": "...",</text:span></text:p>
      <text:p text:style-name="Preformatted_20_Text"><text:span text:style-name="Source_20_Text"><text:s text:c="2"/>"templateType": "onboarding",</text:span></text:p>
      <text:p text:style-name="Preformatted_20_Text"><text:span text:style-name="Source_20_Text"><text:s text:c="2"/>"payload": { ... }</text:span></text:p>
      <text:p text:style-name="P1"><text:span text:style-name="Source_20_Text">}</text:span></text:p>
      <text:p text:style-name="Text_20_body"><text:soft-page-break/>Only backend service role allowed.</text:p>
      <text:p text:style-name="Horizontal_20_Line"/>
      <text:h text:style-name="Heading_20_1" text:outline-level="1">🧪 TESTING CONTRACT REQUIREMENTS</text:h>
      <text:p text:style-name="Text_20_body">Each endpoint must:</text:p>
      <text:list text:style-name="L30">
        <text:list-item>
          <text:p text:style-name="P33">Have unit test</text:p>
        </text:list-item>
        <text:list-item>
          <text:p text:style-name="P33">Validate negative scenarios</text:p>
        </text:list-item>
        <text:list-item>
          <text:p text:style-name="P33">Validate cross-tenant attempt</text:p>
        </text:list-item>
        <text:list-item>
          <text:p text:style-name="P33">Validate license violation</text:p>
        </text:list-item>
        <text:list-item>
          <text:p text:style-name="P33">Validate role violation</text:p>
        </text:list-item>
      </text:list>
      <text:p text:style-name="Horizontal_20_Line"/>
      <text:h text:style-name="Heading_20_1" text:outline-level="1">🧠 FINAL CONTRACT STRUCTURE SUMMARY</text:h>
      <text:p text:style-name="Text_20_body">You now have:</text:p>
      <text:p text:style-name="Text_20_body">✔ Admin endpoints<text:line-break/>✔ Student endpoints<text:line-break/>✔ Exam endpoints<text:line-break/>✔ Vendor endpoints<text:line-break/>✔ Unified request/response format<text:line-break/>✔ Standard error codes<text:line-break/>✔ License enforcement model<text:line-break/>✔ Tenant validation model<text:line-break/>✔ Immutable guards<text:line-break/>✔ Simulation API</text:p>
      <text:p text:style-name="Text_20_body">This is fully Codex-ready.</text:p>
      <text:p text:style-name="Horizontal_20_Line"/>
      <text:p text:style-name="Text_20_body">Next critical layer:</text:p>
      <text:p text:style-name="Text_20_body">🔁 <text:span text:style-name="Strong_20_Emphasis">Cloud Function Trigger Flow (Submission → Analytics → Pattern Engine → Governance Update)</text:span></text:p>
      <text:p text:style-name="Text_20_body">This is the real execution backbone.</text:p>
      <text:p text:style-name="Text_20_body">Proceed?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13:53:53.900831749</dc:date>
    <meta:editing-duration>PT12M48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9" meta:paragraph-count="273" meta:word-count="762" meta:character-count="5364" meta:non-whitespace-character-count="4764"/>
  </office:meta>
</office:document-meta>
</file>